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、スゴロクですか。　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ろう！　これならあたしにも勝機は
あ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あたしのハンドメイドだ！　存分に
楽しむと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早速始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後攻で構い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・・・余裕でいられるのも今のうち
だ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一回休み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2マスすすむ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5マスもど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もう1度サイコロを振れ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2回休み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隣のレーンへワープ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振り出しにもど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次に出た目の数だけサイコロを振れ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！！　おかしいっ！！　なにこの運の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なんで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勝負強さというもの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次に3以上の目が出れば
私の勝ち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、こっちは振り出しだぞ！？　少しは
手加減しろ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ばかりは運なので、どうしよう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振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・・・ですか。　まあ次で確実にゴールするので
問題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？　このマス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っ！！　そのマスは、対ヴィスティ用に
　仕掛けておいた究極のトラップマス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紅茶を10杯飲んで6時間おしっこを我慢
　できたらゴール。　できなかったら振り出しへ
　もどる。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すか、この条件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クク・・・！　ついにヴィスティの快進撃も
ここまでのよう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振り出し確実、再びスタートラインから
勝負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紅茶10杯淹れて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</text:p>
          </table:table-cell>
          <table:table-cell table:style-name="ce0" office:value-type="string">
            <text:p>Map332</text:p>
          </table:table-cell>
          <table:table-cell table:style-name="ce0"/>
          <table:table-cell table:style-name="ce0" office:value-type="string">
            <text:p>Heh?</text:p>
          </table:table-cell>
          <table:table-cell table:number-columns-repeated="1020"/>
        </table:table-row>
        <table:table-row>
          <table:table-cell table:style-name="ce0" office:value-type="string">
            <text:p>おま、ちょ、本気でやるつもり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スの指令です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どう考えてもぜったい無理だろ！
おとなしく振り出しに戻れ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ありません。　私ならクリア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いつがここまで自信たっぷりに言うから
　には、たぶん本気なんだろ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、どうせ2時間ももたないだろう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